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Footer">
      <style:text-properties style:font-name="Bitstream Vera Serif"/>
    </style:style>
    <style:style style:name="P3" style:family="paragraph" style:parent-style-name="Header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orem ipsum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Footer">
      <style:text-properties style:font-name="Bitstream Vera Seri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Header<text:tab/><text:page-number text:select-page="current">1</text:page-number><text:tab/>Test</text:p>
      </style:header>
      <style:footer>
        <text:p text:style-name="P2">Footer<text:tab/><text:page-count>1</text:page-count><text:tab/>Bott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3-20T22:39:17</meta:creation-date>
    <dc:creator>Søren Roug</dc:creator>
    <dc:date>2008-03-20T22:42:26</dc:date>
    <meta:editing-cycles>1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39"/>
  </office:meta>
</office:document-meta>
</file>